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635184489523" calcext:value-type="float">
            <text:p>2.22635</text:p>
          </table:table-cell>
          <table:table-cell office:value-type="float" office:value="2.48663807496452" calcext:value-type="float">
            <text:p>2.48664</text:p>
          </table:table-cell>
          <table:table-cell office:value-type="float" office:value="3.80064112196344" calcext:value-type="float">
            <text:p>3.8006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24434426914" calcext:value-type="float">
            <text:p>2.22724</text:p>
          </table:table-cell>
          <table:table-cell office:value-type="float" office:value="2.47323002754821" calcext:value-type="float">
            <text:p>2.47323</text:p>
          </table:table-cell>
          <table:table-cell office:value-type="float" office:value="3.82953293263211" calcext:value-type="float">
            <text:p>3.8295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79906990324" calcext:value-type="float">
            <text:p>2.2698</text:p>
          </table:table-cell>
          <table:table-cell office:value-type="float" office:value="2.44553105188522" calcext:value-type="float">
            <text:p>2.44553</text:p>
          </table:table-cell>
          <table:table-cell office:value-type="float" office:value="4.10638888888889" calcext:value-type="float">
            <text:p>4.1063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346732148815" calcext:value-type="float">
            <text:p>2.27347</text:p>
          </table:table-cell>
          <table:table-cell office:value-type="float" office:value="2.43285274858192" calcext:value-type="float">
            <text:p>2.43285</text:p>
          </table:table-cell>
          <table:table-cell office:value-type="float" office:value="4.19557557557558" calcext:value-type="float">
            <text:p>4.1955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991174877053" calcext:value-type="float">
            <text:p>2.19991</text:p>
          </table:table-cell>
          <table:table-cell office:value-type="float" office:value="2.42792593981829" calcext:value-type="float">
            <text:p>2.42793</text:p>
          </table:table-cell>
          <table:table-cell office:value-type="float" office:value="3.47337959489872" calcext:value-type="float">
            <text:p>3.4733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57981161957" calcext:value-type="float">
            <text:p>2.19758</text:p>
          </table:table-cell>
          <table:table-cell office:value-type="float" office:value="2.41172511877969" calcext:value-type="float">
            <text:p>2.41173</text:p>
          </table:table-cell>
          <table:table-cell office:value-type="float" office:value="3.41870092523131" calcext:value-type="float">
            <text:p>3.418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783852862627" calcext:value-type="float">
            <text:p>2.33784</text:p>
          </table:table-cell>
          <table:table-cell office:value-type="float" office:value="2.51428768152228" calcext:value-type="float">
            <text:p>2.51429</text:p>
          </table:table-cell>
          <table:table-cell office:value-type="float" office:value="4.88283925888833" calcext:value-type="float">
            <text:p>4.8828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012038891671" calcext:value-type="float">
            <text:p>2.33012</text:p>
          </table:table-cell>
          <table:table-cell office:value-type="float" office:value="2.50735958103822" calcext:value-type="float">
            <text:p>2.50736</text:p>
          </table:table-cell>
          <table:table-cell office:value-type="float" office:value="4.844685778668" calcext:value-type="float">
            <text:p>4.8446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0337383099532" calcext:value-type="float">
            <text:p>2.30337</text:p>
          </table:table-cell>
          <table:table-cell office:value-type="float" office:value="2.42094720691383" calcext:value-type="float">
            <text:p>2.42095</text:p>
          </table:table-cell>
          <table:table-cell office:value-type="float" office:value="3.98078532064128" calcext:value-type="float">
            <text:p>3.9807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32496242485" calcext:value-type="float">
            <text:p>2.30325</text:p>
          </table:table-cell>
          <table:table-cell office:value-type="float" office:value="2.41619509853039" calcext:value-type="float">
            <text:p>2.4162</text:p>
          </table:table-cell>
          <table:table-cell office:value-type="float" office:value="4.0236998997996" calcext:value-type="float">
            <text:p>4.0237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298392142142" calcext:value-type="float">
            <text:p>2.29298</text:p>
          </table:table-cell>
          <table:table-cell office:value-type="float" office:value="2.33647157574241" calcext:value-type="float">
            <text:p>2.33647</text:p>
          </table:table-cell>
          <table:table-cell office:value-type="float" office:value="3.8672972972973" calcext:value-type="float">
            <text:p>3.867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791427023423" calcext:value-type="float">
            <text:p>2.18791</text:p>
          </table:table-cell>
          <table:table-cell office:value-type="float" office:value="2.29146557472701" calcext:value-type="float">
            <text:p>2.29147</text:p>
          </table:table-cell>
          <table:table-cell office:value-type="float" office:value="3.00611277819455" calcext:value-type="float">
            <text:p>3.006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04685935936" calcext:value-type="float">
            <text:p>2.28905</text:p>
          </table:table-cell>
          <table:table-cell office:value-type="float" office:value="2.34794127460794" calcext:value-type="float">
            <text:p>2.34794</text:p>
          </table:table-cell>
          <table:table-cell office:value-type="float" office:value="3.8690990990991" calcext:value-type="float">
            <text:p>3.869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363976410769" calcext:value-type="float">
            <text:p>2.18364</text:p>
          </table:table-cell>
          <table:table-cell office:value-type="float" office:value="2.28218585896474" calcext:value-type="float">
            <text:p>2.28219</text:p>
          </table:table-cell>
          <table:table-cell office:value-type="float" office:value="2.94847961990498" calcext:value-type="float">
            <text:p>2.948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06165498247" calcext:value-type="float">
            <text:p>2.28006</text:p>
          </table:table-cell>
          <table:table-cell office:value-type="float" office:value="2.28555124353196" calcext:value-type="float">
            <text:p>2.28555</text:p>
          </table:table-cell>
          <table:table-cell office:value-type="float" office:value="3.95099023535303" calcext:value-type="float">
            <text:p>3.9509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860446920381" calcext:value-type="float">
            <text:p>2.2786</text:p>
          </table:table-cell>
          <table:table-cell office:value-type="float" office:value="2.27566297362711" calcext:value-type="float">
            <text:p>2.27566</text:p>
          </table:table-cell>
          <table:table-cell office:value-type="float" office:value="3.99311216825238" calcext:value-type="float">
            <text:p>3.9931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3830749354" calcext:value-type="float">
            <text:p>2.26438</text:p>
          </table:table-cell>
          <table:table-cell office:value-type="float" office:value="2.41993467116779" calcext:value-type="float">
            <text:p>2.41993</text:p>
          </table:table-cell>
          <table:table-cell office:value-type="float" office:value="3.46331957989497" calcext:value-type="float">
            <text:p>3.463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6364841210303" calcext:value-type="float">
            <text:p>2.26365</text:p>
          </table:table-cell>
          <table:table-cell office:value-type="float" office:value="2.4161061098608" calcext:value-type="float">
            <text:p>2.41611</text:p>
          </table:table-cell>
          <table:table-cell office:value-type="float" office:value="3.55432858214554" calcext:value-type="float">
            <text:p>3.554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356330830204" calcext:value-type="float">
            <text:p>2.26356</text:p>
          </table:table-cell>
          <table:table-cell office:value-type="float" office:value="2.30206914893617" calcext:value-type="float">
            <text:p>2.30207</text:p>
          </table:table-cell>
          <table:table-cell office:value-type="float" office:value="3.88278973717146" calcext:value-type="float">
            <text:p>3.8827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34647476012" calcext:value-type="float">
            <text:p>2.25835</text:p>
          </table:table-cell>
          <table:table-cell office:value-type="float" office:value="2.30193961201502" calcext:value-type="float">
            <text:p>2.30194</text:p>
          </table:table-cell>
          <table:table-cell office:value-type="float" office:value="3.95470337922403" calcext:value-type="float">
            <text:p>3.954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958395848962" calcext:value-type="float">
            <text:p>2.24958</text:p>
          </table:table-cell>
          <table:table-cell office:value-type="float" office:value="2.41953811369509" calcext:value-type="float">
            <text:p>2.41954</text:p>
          </table:table-cell>
          <table:table-cell office:value-type="float" office:value="4.24844336084021" calcext:value-type="float">
            <text:p>4.248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7719495911" calcext:value-type="float">
            <text:p>2.24848</text:p>
          </table:table-cell>
          <table:table-cell office:value-type="float" office:value="2.23037566766817" calcext:value-type="float">
            <text:p>2.23038</text:p>
          </table:table-cell>
          <table:table-cell office:value-type="float" office:value="3.00285803705558" calcext:value-type="float">
            <text:p>3.002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81493289989" calcext:value-type="float">
            <text:p>2.24681</text:p>
          </table:table-cell>
          <table:table-cell office:value-type="float" office:value="2.3381856922564" calcext:value-type="float">
            <text:p>2.33819</text:p>
          </table:table-cell>
          <table:table-cell office:value-type="float" office:value="3.79120905226307" calcext:value-type="float">
            <text:p>3.791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79487981973" calcext:value-type="float">
            <text:p>2.24679</text:p>
          </table:table-cell>
          <table:table-cell office:value-type="float" office:value="2.2308192497079" calcext:value-type="float">
            <text:p>2.23082</text:p>
          </table:table-cell>
          <table:table-cell office:value-type="float" office:value="2.96396219328993" calcext:value-type="float">
            <text:p>2.9639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32014253563" calcext:value-type="float">
            <text:p>2.24432</text:p>
          </table:table-cell>
          <table:table-cell office:value-type="float" office:value="2.34213678419605" calcext:value-type="float">
            <text:p>2.34214</text:p>
          </table:table-cell>
          <table:table-cell office:value-type="float" office:value="3.80690422605651" calcext:value-type="float">
            <text:p>3.806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38012756378" calcext:value-type="float">
            <text:p>2.24338</text:p>
          </table:table-cell>
          <table:table-cell office:value-type="float" office:value="2.22691793813573" calcext:value-type="float">
            <text:p>2.22692</text:p>
          </table:table-cell>
          <table:table-cell office:value-type="float" office:value="3.52296648324162" calcext:value-type="float">
            <text:p>3.5229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15736802602" calcext:value-type="float">
            <text:p>2.24316</text:p>
          </table:table-cell>
          <table:table-cell office:value-type="float" office:value="2.24149476690851" calcext:value-type="float">
            <text:p>2.24149</text:p>
          </table:table-cell>
          <table:table-cell office:value-type="float" office:value="3.34005253940455" calcext:value-type="float">
            <text:p>3.3400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97079789895" calcext:value-type="float">
            <text:p>2.18597</text:p>
          </table:table-cell>
          <table:table-cell office:value-type="float" office:value="2.24097830165083" calcext:value-type="float">
            <text:p>2.24098</text:p>
          </table:table-cell>
          <table:table-cell office:value-type="float" office:value="3.31318784392196" calcext:value-type="float">
            <text:p>3.3131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81974660332" calcext:value-type="float">
            <text:p>2.23982</text:p>
          </table:table-cell>
          <table:table-cell office:value-type="float" office:value="2.41431732933233" calcext:value-type="float">
            <text:p>2.41432</text:p>
          </table:table-cell>
          <table:table-cell office:value-type="float" office:value="4.17218929732433" calcext:value-type="float">
            <text:p>4.172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32108027007" calcext:value-type="float">
            <text:p>2.23932</text:p>
          </table:table-cell>
          <table:table-cell office:value-type="float" office:value="2.31271380345086" calcext:value-type="float">
            <text:p>2.31271</text:p>
          </table:table-cell>
          <table:table-cell office:value-type="float" office:value="4.34559264816204" calcext:value-type="float">
            <text:p>4.345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07535217138" calcext:value-type="float">
            <text:p>2.23808</text:p>
          </table:table-cell>
          <table:table-cell office:value-type="float" office:value="2.3075084396099" calcext:value-type="float">
            <text:p>2.30751</text:p>
          </table:table-cell>
          <table:table-cell office:value-type="float" office:value="4.3233295823956" calcext:value-type="float">
            <text:p>4.323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73676752521" calcext:value-type="float">
            <text:p>2.23374</text:p>
          </table:table-cell>
          <table:table-cell office:value-type="float" office:value="2.24148537134284" calcext:value-type="float">
            <text:p>2.24149</text:p>
          </table:table-cell>
          <table:table-cell office:value-type="float" office:value="3.5327519379845" calcext:value-type="float">
            <text:p>3.532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10315574454" calcext:value-type="float">
            <text:p>2.1861</text:p>
          </table:table-cell>
          <table:table-cell office:value-type="float" office:value="2.23099872853093" calcext:value-type="float">
            <text:p>2.231</text:p>
          </table:table-cell>
          <table:table-cell office:value-type="float" office:value="3.29187968984492" calcext:value-type="float">
            <text:p>3.291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951348928363" calcext:value-type="float">
            <text:p>2.22951</text:p>
          </table:table-cell>
          <table:table-cell office:value-type="float" office:value="2.40605474939538" calcext:value-type="float">
            <text:p>2.40605</text:p>
          </table:table-cell>
          <table:table-cell office:value-type="float" office:value="3.37418689016763" calcext:value-type="float">
            <text:p>3.3741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84490161748" calcext:value-type="float">
            <text:p>2.22584</text:p>
          </table:table-cell>
          <table:table-cell office:value-type="float" office:value="2.25476957228614" calcext:value-type="float">
            <text:p>2.25477</text:p>
          </table:table-cell>
          <table:table-cell office:value-type="float" office:value="3.57194597298649" calcext:value-type="float">
            <text:p>3.5719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922337586523" calcext:value-type="float">
            <text:p>2.21922</text:p>
          </table:table-cell>
          <table:table-cell office:value-type="float" office:value="2.39604974564257" calcext:value-type="float">
            <text:p>2.39605</text:p>
          </table:table-cell>
          <table:table-cell office:value-type="float" office:value="3.33374530898174" calcext:value-type="float">
            <text:p>3.3337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733987990993" calcext:value-type="float">
            <text:p>2.21734</text:p>
          </table:table-cell>
          <table:table-cell office:value-type="float" office:value="2.24056292219164" calcext:value-type="float">
            <text:p>2.24056</text:p>
          </table:table-cell>
          <table:table-cell office:value-type="float" office:value="3.28906429822367" calcext:value-type="float">
            <text:p>3.2890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61670418543" calcext:value-type="float">
            <text:p>2.20862</text:p>
          </table:table-cell>
          <table:table-cell office:value-type="float" office:value="2.3767618184092" calcext:value-type="float">
            <text:p>2.37676</text:p>
          </table:table-cell>
          <table:table-cell office:value-type="float" office:value="3.50021635817909" calcext:value-type="float">
            <text:p>3.500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46742935734" calcext:value-type="float">
            <text:p>2.20847</text:p>
          </table:table-cell>
          <table:table-cell office:value-type="float" office:value="2.24441360340085" calcext:value-type="float">
            <text:p>2.24441</text:p>
          </table:table-cell>
          <table:table-cell office:value-type="float" office:value="3.51152663165791" calcext:value-type="float">
            <text:p>3.5115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660456780862" calcext:value-type="float">
            <text:p>2.1466</text:p>
          </table:table-cell>
          <table:table-cell office:value-type="float" office:value="2.2058057222639" calcext:value-type="float">
            <text:p>2.20581</text:p>
          </table:table-cell>
          <table:table-cell office:value-type="float" office:value="2.47025256314078" calcext:value-type="float">
            <text:p>2.4702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5583375010419" calcext:value-type="float">
            <text:p>2.15583</text:p>
          </table:table-cell>
          <table:table-cell office:value-type="float" office:value="2.20308056180712" calcext:value-type="float">
            <text:p>2.20308</text:p>
          </table:table-cell>
          <table:table-cell office:value-type="float" office:value="2.43938609652413" calcext:value-type="float">
            <text:p>2.439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21744074445" calcext:value-type="float">
            <text:p>2.20217</text:p>
          </table:table-cell>
          <table:table-cell office:value-type="float" office:value="2.22254548489401" calcext:value-type="float">
            <text:p>2.22255</text:p>
          </table:table-cell>
          <table:table-cell office:value-type="float" office:value="3.01808337506259" calcext:value-type="float">
            <text:p>3.0180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014715691179" calcext:value-type="float">
            <text:p>2.20015</text:p>
          </table:table-cell>
          <table:table-cell office:value-type="float" office:value="2.37923347090212" calcext:value-type="float">
            <text:p>2.37923</text:p>
          </table:table-cell>
          <table:table-cell office:value-type="float" office:value="3.4961268134067" calcext:value-type="float">
            <text:p>3.4961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53876938469" calcext:value-type="float">
            <text:p>2.19254</text:p>
          </table:table-cell>
          <table:table-cell office:value-type="float" office:value="2.19244413873603" calcext:value-type="float">
            <text:p>2.19244</text:p>
          </table:table-cell>
          <table:table-cell office:value-type="float" office:value="3.05788769384692" calcext:value-type="float">
            <text:p>3.0578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231968444778" calcext:value-type="float">
            <text:p>2.19232</text:p>
          </table:table-cell>
          <table:table-cell office:value-type="float" office:value="2.37965011687119" calcext:value-type="float">
            <text:p>2.37965</text:p>
          </table:table-cell>
          <table:table-cell office:value-type="float" office:value="3.83187828700225" calcext:value-type="float">
            <text:p>3.8318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92842548578" calcext:value-type="float">
            <text:p>2.19193</text:p>
          </table:table-cell>
          <table:table-cell office:value-type="float" office:value="2.45774810274372" calcext:value-type="float">
            <text:p>2.45775</text:p>
          </table:table-cell>
          <table:table-cell office:value-type="float" office:value="4.13866149612209" calcext:value-type="float">
            <text:p>4.1386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71715024179" calcext:value-type="float">
            <text:p>2.18972</text:p>
          </table:table-cell>
          <table:table-cell office:value-type="float" office:value="2.16190126313157" calcext:value-type="float">
            <text:p>2.1619</text:p>
          </table:table-cell>
          <table:table-cell office:value-type="float" office:value="3.06177588794397" calcext:value-type="float">
            <text:p>3.0617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962809917355" calcext:value-type="float">
            <text:p>2.18963</text:p>
          </table:table-cell>
          <table:table-cell office:value-type="float" office:value="2.38806442524418" calcext:value-type="float">
            <text:p>2.38806</text:p>
          </table:table-cell>
          <table:table-cell office:value-type="float" office:value="3.84005008765339" calcext:value-type="float">
            <text:p>3.8400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48032088243" calcext:value-type="float">
            <text:p>2.18648</text:p>
          </table:table-cell>
          <table:table-cell office:value-type="float" office:value="2.1329700426172" calcext:value-type="float">
            <text:p>2.13297</text:p>
          </table:table-cell>
          <table:table-cell office:value-type="float" office:value="2.62840060165455" calcext:value-type="float">
            <text:p>2.628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19531380404" calcext:value-type="float">
            <text:p>2.1832</text:p>
          </table:table-cell>
          <table:table-cell office:value-type="float" office:value="2.19758731847772" calcext:value-type="float">
            <text:p>2.19759</text:p>
          </table:table-cell>
          <table:table-cell office:value-type="float" office:value="3.0518189784677" calcext:value-type="float">
            <text:p>3.0518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267516921534" calcext:value-type="float">
            <text:p>2.18268</text:p>
          </table:table-cell>
          <table:table-cell office:value-type="float" office:value="2.44084503217181" calcext:value-type="float">
            <text:p>2.44085</text:p>
          </table:table-cell>
          <table:table-cell office:value-type="float" office:value="3.46363123589872" calcext:value-type="float">
            <text:p>3.4636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41514163951" calcext:value-type="float">
            <text:p>2.18142</text:p>
          </table:table-cell>
          <table:table-cell office:value-type="float" office:value="2.4473020598312" calcext:value-type="float">
            <text:p>2.4473</text:p>
          </table:table-cell>
          <table:table-cell office:value-type="float" office:value="3.4189095011281" calcext:value-type="float">
            <text:p>3.41891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82460098604" calcext:value-type="float">
            <text:p>2.17682</text:p>
          </table:table-cell>
          <table:table-cell office:value-type="float" office:value="2.1565381883513" calcext:value-type="float">
            <text:p>2.15654</text:p>
          </table:table-cell>
          <table:table-cell office:value-type="float" office:value="2.61822386563048" calcext:value-type="float">
            <text:p>2.61822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975987994" calcext:value-type="float">
            <text:p>2.1752</text:p>
          </table:table-cell>
          <table:table-cell office:value-type="float" office:value="2.18066262297816" calcext:value-type="float">
            <text:p>2.18066</text:p>
          </table:table-cell>
          <table:table-cell office:value-type="float" office:value="3.07029389694847" calcext:value-type="float">
            <text:p>3.0702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473590962148" calcext:value-type="float">
            <text:p>2.17474</text:p>
          </table:table-cell>
          <table:table-cell office:value-type="float" office:value="2.15051223528431" calcext:value-type="float">
            <text:p>2.15051</text:p>
          </table:table-cell>
          <table:table-cell office:value-type="float" office:value="3.03334917458729" calcext:value-type="float">
            <text:p>3.0333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84751063297" calcext:value-type="float">
            <text:p>2.16585</text:p>
          </table:table-cell>
          <table:table-cell office:value-type="float" office:value="2.45748707363856" calcext:value-type="float">
            <text:p>2.45749</text:p>
          </table:table-cell>
          <table:table-cell office:value-type="float" office:value="4.0923617713285" calcext:value-type="float">
            <text:p>4.0923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062869884138" calcext:value-type="float">
            <text:p>2.16063</text:p>
          </table:table-cell>
          <table:table-cell office:value-type="float" office:value="2.28828446695007" calcext:value-type="float">
            <text:p>2.28828</text:p>
          </table:table-cell>
          <table:table-cell office:value-type="float" office:value="3.51259814953738" calcext:value-type="float">
            <text:p>3.512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03479025371" calcext:value-type="float">
            <text:p>2.15903</text:p>
          </table:table-cell>
          <table:table-cell office:value-type="float" office:value="2.2700670895085" calcext:value-type="float">
            <text:p>2.27007</text:p>
          </table:table-cell>
          <table:table-cell office:value-type="float" office:value="3.18092564682241" calcext:value-type="float">
            <text:p>3.18093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BW1:.BW60]; &quot;0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66795865633" calcext:value-type="float">
            <text:p>2.15767</text:p>
          </table:table-cell>
          <table:table-cell office:value-type="float" office:value="2.26895942735684" calcext:value-type="float">
            <text:p>2.26896</text:p>
          </table:table-cell>
          <table:table-cell office:value-type="float" office:value="3.5034608652163" calcext:value-type="float">
            <text:p>3.503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COUNTIF([.BW1:.BW60]; &quot;1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8315540484" calcext:value-type="float">
            <text:p>2.15083</text:p>
          </table:table-cell>
          <table:table-cell office:value-type="float" office:value="2.27759179016997" calcext:value-type="float">
            <text:p>2.27759</text:p>
          </table:table-cell>
          <table:table-cell office:value-type="float" office:value="3.14693921125345" calcext:value-type="float">
            <text:p>3.14694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UNTIF([.BW1:.BW60]; &quot;2&quot;)" office:value-type="float" office:value="18" calcext:value-type="float">
            <text:p>18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0" calcext:value-type="float">
            <text:p>0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5" calcext:value-type="float">
            <text:p>5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0" calcext:value-type="float">
            <text:p>0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6"/>
          <table:table-cell table:style-name="ce1" table:formula="of:=COUNTIF([.BW1:.BW60]; &quot;3&quot;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0:32:23.596825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0:33:52.92168312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43" meta:object-count="0"/>
  </office:meta>
</office:document-meta>
</file>